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43"/>
    <style:style style:name="ce14" style:family="table-cell" style:parent-style-name="Default" style:data-style-name="N143">
      <style:text-properties fo:font-weight="bold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1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4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 (5,38,17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10" office:value-type="string">
            <text:p>PC0(19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10" office:value-type="string">
            <text:p>PC1(20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10" office:value-type="string">
            <text:p>PD0(9)* <text:s text:c="9"/>JP3</text:p>
          </table:table-cell>
          <table:table-cell table:style-name="ce10" office:value-type="float" office:value="0">
            <text:p>0</text:p>
          </table:table-cell>
          <table:table-cell table:number-columns-repeated="6"/>
          <table:table-cell table:style-name="ce13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10" office:value-type="string">
            <text:p>PD1(10)* <text:s text:c="8"/>JP4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10" office:value-type="string">
            <text:p>PD2(11)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10" office:value-type="string">
            <text:p>PD6(15)** <text:s text:c="7"/>JP1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10" office:value-type="string">
            <text:p>PD5(14)/OC1A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10" office:value-type="string">
            <text:p>PD4(13)/OC1B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10" office:value-type="string">
            <text:p>AVCC(2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10" office:value-type="string">
            <text:p>AREF(2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10" office:value-type="string">
            <text:p>PA0(3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10" office:value-type="string">
            <text:p>PA1(36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10" office:value-type="string">
            <text:p>PA2(35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10" office:value-type="string">
            <text:p>PA3(34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10" office:value-type="string">
            <text:p>PA4(3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10" office:value-type="string">
            <text:p>PA5(3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10" office:value-type="string">
            <text:p>PA6(3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10" office:value-type="string">
            <text:p>PA7(30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(5,17,38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10" office:value-type="string">
            <text:p>PB0(40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10" office:value-type="string">
            <text:p>PB1(4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10" office:value-type="string">
            <text:p>PB2(4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10" office:value-type="string">
            <text:p>PB3 (4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10" office:value-type="string">
            <text:p>PB4(44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10" office:value-type="string">
            <text:p>PB5(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10" office:value-type="string">
            <text:p>PB6(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10" office:value-type="string">
            <text:p>PB7(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10" office:value-type="string">
            <text:p>PD7(16)*** <text:s text:c="6"/>JP2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10" office:value-type="string">
            <text:p>PD3(1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10" office:value-type="string">
            <text:p>PC2(21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10" office:value-type="string">
            <text:p>PC3(2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10" office:value-type="string">
            <text:p>PC4(23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10" office:value-type="string">
            <text:p>PC5(24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10" office:value-type="string">
            <text:p>PC6(25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10" office:value-type="string">
            <text:p>PC7(26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10" office:value-type="string">
            <text:p>PD7(16) *** <text:s text:c="5"/>JP2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10" office:value-type="string">
            <text:p>PD6(15) ** <text:s text:c="6"/>JP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1">01/08/2008</text:date>, <text:time>09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6-21T12:43:23</meta:creation-date>
    <dc:creator>wichai tos</dc:creator>
    <dc:date>2008-08-01T09:42:38</dc:date>
    <dc:language>en-US</dc:language>
    <meta:editing-cycles>12</meta:editing-cycles>
    <meta:editing-duration>PT2H11M1S</meta:editing-duration>
    <meta:user-defined meta:name="Info 1"/>
    <meta:user-defined meta:name="Info 2"/>
    <meta:user-defined meta:name="Info 3"/>
    <meta:user-defined meta:name="Info 4"/>
    <meta:document-statistic meta:table-count="2" meta:cell-count="400"/>
  </office:meta>
</office:document-meta>
</file>